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599" table:style-name="ce1">
            <text:p>599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01" table:style-name="ce1">
            <text:p>10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2:40Z</dc:date>
    <meta:editing-duration>PT0S</meta:editing-duration>
  </office:meta>
</office:document-meta>
</file>